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2.0134in"/>
    </style:style>
    <style:style style:name="co3" style:family="table-column">
      <style:table-column-properties fo:break-before="auto" style:column-width="0.425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2.9244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2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R-Cor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5" table:default-cell-style-name="ce3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ouser 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Buy QTY</text:p>
          </table:table-cell>
          <table:table-cell table:style-name="ce1" office:value-type="string" calcext:value-type="string">
            <text:p>Cost Each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NP</text:p>
          </table:table-cell>
          <table:table-cell table:style-name="ce1" office:value-type="string" calcext:value-type="string">
            <text:p>Reference(s)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<text:a xlink:href="https://www.mouser.com/ProductDetail/SparkFun/PRT-16890?qs=W%2FMpXkg%252BdQ4TqQaMVApRFA%3D%3D" xlink:type="simple">PRT-16890</text:a> </text:p>
          </table:table-cell>
          <table:table-cell office:value-type="string" calcext:value-type="string">
            <text:p>474-PRT-16890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SD" office:value="1.5" calcext:value-type="currency">
            <text:p>$1.500</text:p>
          </table:table-cell>
          <table:table-cell table:formula="of:=[.D3]*[.E3]" office:value-type="currency" office:currency="USD" office:value="6" calcext:value-type="currency">
            <text:p>$6.00</text:p>
          </table:table-cell>
          <table:table-cell office:value-type="string" calcext:value-type="string">
            <text:p>ALCHITRY_ELEMENT</text:p>
          </table:table-cell>
          <table:table-cell office:value-type="string" calcext:value-type="string">
            <text:p>ELEMENT_NO_TOP</text:p>
          </table:table-cell>
          <table:table-cell table:number-columns-repeated="2"/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<text:a xlink:href="https://www.mouser.com/ProductDetail/TDK/C1608X5R0J106K080AB?qs=NRhsANhppD9O7AAk61oBsw%3D%3D" xlink:type="simple">C1608X5R0J106K080AB</text:a></text:p>
          </table:table-cell>
          <table:table-cell office:value-type="string" calcext:value-type="string">
            <text:p>810-C1608X5R0J106K 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8" office:value-type="currency" office:currency="USD" office:value="0.13" calcext:value-type="currency">
            <text:p>$0.130</text:p>
          </table:table-cell>
          <table:table-cell table:formula="of:=[.D4]*[.E4]" office:value-type="currency" office:currency="USD" office:value="3.25" calcext:value-type="currency">
            <text:p>$3.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1, C2, C3, C4, C5, C6, C7, C9, C10, C28, C35, C38, C40, C42, C45, C49, C53, C54, C61, C63, C70, C80, C81, C90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GM05CR71H104KH?qs=sGAEpiMZZMvsSlwiRhF8qrQG6leidpLjR0fPGkINOcHX%2FDlkfNSoig%3D%3D" xlink:type="simple">KGM05CR71H104KH</text:a> </text:p>
          </table:table-cell>
          <table:table-cell office:value-type="string" calcext:value-type="string">
            <text:p>581-KGM05CR71H104KH 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5]*[.E5]" office:value-type="currency" office:currency="USD" office:value="4" calcext:value-type="currency">
            <text:p>$4.0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8, C11, C18, C19, C20, C21, C22, C23, C24, C32, C33, C34, C36, C37, C41, C62, C64, C65, C66, C67, C68, C69, C71, C72, C73, C74, C75, C76, C77, C78, C79, C82, C83, C84, C85, C87, C88, C91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GM05AR51C105KH?qs=sGAEpiMZZMvsSlwiRhF8qrQG6leidpLjH7g%2FXRD8xMHc8WU7z%2Fa8RA%3D%3D" xlink:type="simple">KGM05AR51C105KH</text:a> </text:p>
          </table:table-cell>
          <table:table-cell office:value-type="string" calcext:value-type="string">
            <text:p>581-KGM05AR51C105KH 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151" calcext:value-type="currency">
            <text:p>$0.151</text:p>
          </table:table-cell>
          <table:table-cell table:formula="of:=[.D6]*[.E6]" office:value-type="currency" office:currency="USD" office:value="1.51" calcext:value-type="currency">
            <text:p>$1.5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12, C13, C14, C29, C46, C50, C55, C56, C89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AM05CT70J475KH?qs=sGAEpiMZZMvsSlwiRhF8qrQG6leidpLj88tBqe8o%252BqrIdIYOqd1Jew%3D%3D" xlink:type="simple">KAM05CT70J475KH</text:a> </text:p>
          </table:table-cell>
          <table:table-cell office:value-type="string" calcext:value-type="string">
            <text:p>581-KAM05CT70J475KH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0</text:p>
          </table:table-cell>
          <table:table-cell table:formula="of:=[.D7]*[.E7]" office:value-type="currency" office:currency="USD" office:value="0.93" calcext:value-type="currency">
            <text:p>$0.93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15, C16, C17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GM05ACG1H100JH?qs=sGAEpiMZZMvsSlwiRhF8qrQG6leidpLjs4JttF2nPK93%252BDeLeuBiGA%3D%3D" xlink:type="simple">KGM05ACG1H100JH</text:a> </text:p>
          </table:table-cell>
          <table:table-cell office:value-type="string" calcext:value-type="string">
            <text:p>581-KGM05ACG1H100JH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8]*[.E8]" office:value-type="currency" office:currency="USD" office:value="0.3" calcext:value-type="currency">
            <text:p>$0.3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27, C25, C26</text:p>
          </table:table-cell>
        </table:table-row>
        <table:table-row table:style-name="ro1">
          <table:table-cell office:value-type="string" calcext:value-type="string">
            <text:p><text:a xlink:href="https://www.mouser.com/ProductDetail/TDK/C1005C0G1H331J050BE?qs=sGAEpiMZZMvsSlwiRhF8qtsGU%2FCnaNeQIHerY8ygahSHg9NqGXkOyQ%3D%3D" xlink:type="simple">C1005C0G1H331J050BE</text:a> </text:p>
          </table:table-cell>
          <table:table-cell office:value-type="string" calcext:value-type="string">
            <text:p>810-C1005C0G1H331J05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6" calcext:value-type="currency">
            <text:p>$0.160</text:p>
          </table:table-cell>
          <table:table-cell table:formula="of:=[.D9]*[.E9]" office:value-type="currency" office:currency="USD" office:value="0.32" calcext:value-type="currency">
            <text:p>$0.3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30</text:p>
          </table:table-cell>
        </table:table-row>
        <table:table-row table:style-name="ro1">
          <table:table-cell office:value-type="string" calcext:value-type="string">
            <text:p><text:a xlink:href="https://www.mouser.com/ProductDetail/TAIYO-YUDEN/MAASU105SB7333KFCA01?qs=sGAEpiMZZMvsSlwiRhF8qrQG6leidpLjWQfYqu0JIhrjzm9PN4Ih0A%3D%3D" xlink:type="simple">MAASU105SB7333KFCA01</text:a> </text:p>
          </table:table-cell>
          <table:table-cell office:value-type="string" calcext:value-type="string">
            <text:p>963-MAASU105SB7333KF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0</text:p>
          </table:table-cell>
          <table:table-cell table:formula="of:=[.D10]*[.E10]" office:value-type="currency" office:currency="USD" office:value="0.34" calcext:value-type="currency">
            <text:p>$0.34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31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GM05ACG1H330JH?qs=sGAEpiMZZMvsSlwiRhF8qrQG6leidpLjWO77B0z1JkgSG1zD7idLVA%3D%3D" xlink:type="simple">KGM05ACG1H330JH</text:a> </text:p>
          </table:table-cell>
          <table:table-cell office:value-type="string" calcext:value-type="string">
            <text:p>581-KGM05ACG1H330JH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11]*[.E11]" office:value-type="currency" office:currency="USD" office:value="0.2" calcext:value-type="currency">
            <text:p>$0.20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39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GM05AR71E103KH?qs=sGAEpiMZZMvsSlwiRhF8qrQG6leidpLjMYvW5uVczh5hQqYgm4%252BP4w%3D%3D" xlink:type="simple">KGM05AR71E103KH</text:a> </text:p>
          </table:table-cell>
          <table:table-cell office:value-type="string" calcext:value-type="string">
            <text:p>581-KGM05AR71E103KH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12]*[.E12]" office:value-type="currency" office:currency="USD" office:value="0.6" calcext:value-type="currency">
            <text:p>$0.6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43, C47, C51, C57, C58, C86</text:p>
          </table:table-cell>
        </table:table-row>
        <table:table-row table:style-name="ro1">
          <table:table-cell office:value-type="string" calcext:value-type="string">
            <text:p><text:a xlink:href="https://www.mouser.com/ProductDetail/KYOCERA-AVX/KGM15CR50J476MT?qs=sGAEpiMZZMvsSlwiRhF8qrQG6leidpLj1FnzZ3nIdxjn1UcjicFJtQ%3D%3D" xlink:type="simple">KGM15CR50J476MT</text:a> </text:p>
          </table:table-cell>
          <table:table-cell office:value-type="string" calcext:value-type="string">
            <text:p>581-KGM15CR50J476MT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currency" office:currency="USD" office:value="0.42" calcext:value-type="currency">
            <text:p>$0.420</text:p>
          </table:table-cell>
          <table:table-cell table:formula="of:=[.D13]*[.E13]" office:value-type="currency" office:currency="USD" office:value="2.1" calcext:value-type="currency">
            <text:p>$2.10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44, C48, C52, C59, C60</text:p>
          </table:table-cell>
        </table:table-row>
        <table:table-row table:style-name="ro1">
          <table:table-cell office:value-type="string" calcext:value-type="string">
            <text:p><text:a xlink:href="https://www.mouser.com/ProductDetail/Murata-Electronics/GRM1555C1H680JA01D?qs=sGAEpiMZZMvsSlwiRhF8qmTnMQzjEmFAxidTAaQ9BBM%3D" xlink:type="simple">GRM1555C1H680JA01D</text:a> </text:p>
          </table:table-cell>
          <table:table-cell office:value-type="string" calcext:value-type="string">
            <text:p>81-GRM1555C1H680JA1D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14]*[.E14]" office:value-type="currency" office:currency="USD" office:value="0.2" calcext:value-type="currency">
            <text:p>$0.20</text:p>
          </table:table-cell>
          <table:table-cell office:value-type="string" calcext:value-type="string">
            <text:p>68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92</text:p>
          </table:table-cell>
        </table:table-row>
        <table:table-row table:style-name="ro1">
          <table:table-cell office:value-type="string" calcext:value-type="string">
            <text:p><text:a xlink:href="https://www.mouser.com/ProductDetail/Murata-Electronics/GRM1555C1H121JA01D?qs=sGAEpiMZZMvsSlwiRhF8qgRqqbZZ6yqBP8MzInDLd0o%3D" xlink:type="simple">GRM1555C1H121JA01D</text:a> </text:p>
          </table:table-cell>
          <table:table-cell office:value-type="string" calcext:value-type="string">
            <text:p>81-GRM1555C1H121JA0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15]*[.E15]" office:value-type="currency" office:currency="USD" office:value="0.2" calcext:value-type="currency">
            <text:p>$0.20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C93</text:p>
          </table:table-cell>
        </table:table-row>
        <table:table-row table:style-name="ro1">
          <table:table-cell office:value-type="string" calcext:value-type="string">
            <text:p><text:a xlink:href="https://www.mouser.com/ProductDetail/Rectron/BAV99?qs=7pEAo90IqNFHEty9CuCrMA%3D%3D" xlink:type="simple">BAV99</text:a> </text:p>
          </table:table-cell>
          <table:table-cell office:value-type="string" calcext:value-type="string">
            <text:p>583-BAV99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0.2" calcext:value-type="currency">
            <text:p>$0.200</text:p>
          </table:table-cell>
          <table:table-cell table:formula="of:=[.D16]*[.E16]" office:value-type="currency" office:currency="USD" office:value="0.2" calcext:value-type="currency">
            <text:p>$0.20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assets.nexperia.com/documents/data-sheet/BAV99_SER.pdf</text:p>
          </table:table-cell>
          <table:table-cell/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<text:a xlink:href="https://www.mouser.com/ProductDetail/Wurth-Elektronik/742792641?qs=5twSNpOB8IBOTWTDxxe6GA%3D%3D" xlink:type="simple">742792641</text:a></text:p>
          </table:table-cell>
          <table:table-cell office:value-type="string" calcext:value-type="string">
            <text:p>710-742792641 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8" office:value-type="currency" office:currency="USD" office:value="0.131" calcext:value-type="currency">
            <text:p>$0.131</text:p>
          </table:table-cell>
          <table:table-cell table:formula="of:=[.D17]*[.E17]" office:value-type="currency" office:currency="USD" office:value="1.441" calcext:value-type="currency">
            <text:p>$1.44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FB1, FB2, FB3, FB4, FB5, FB6, FB7, FB8, FB9, FB10, FB11</text:p>
          </table:table-cell>
        </table:table-row>
        <table:table-row table:style-name="ro1">
          <table:table-cell office:value-type="string" calcext:value-type="string">
            <text:p><text:a xlink:href="https://www.mouser.com/ProductDetail/Molex/73415-1471?qs=W6FIH8d5%2F%2F3LNIEGsxlbXA%3D%3D" xlink:type="simple">73415-1471</text:a> </text:p>
          </table:table-cell>
          <table:table-cell office:value-type="string" calcext:value-type="string">
            <text:p>538-73415-1471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1.7" calcext:value-type="currency">
            <text:p>$1.700</text:p>
          </table:table-cell>
          <table:table-cell table:formula="of:=[.D18]*[.E18]" office:value-type="currency" office:currency="USD" office:value="5.1" calcext:value-type="currency">
            <text:p>$5.10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MMCX_Molex_73415-1471_Vertical</text:p>
          </table:table-cell>
          <table:table-cell office:value-type="string" calcext:value-type="string">
            <text:p><text:s/>~</text:p>
          </table:table-cell>
          <table:table-cell/>
          <table:table-cell office:value-type="string" calcext:value-type="string">
            <text:p>J7, J8, J9</text:p>
          </table:table-cell>
        </table:table-row>
        <table:table-row table:style-name="ro1">
          <table:table-cell office:value-type="string" calcext:value-type="string">
            <text:p><text:a xlink:href="https://www.mouser.com/ProductDetail/Murata-Electronics/LQW18AS82NG0CD?qs=B6kkDfuK7%2FAYeKIi7obnMw%3D%3D" xlink:type="simple">LQW18AS82NG0CD</text:a> </text:p>
          </table:table-cell>
          <table:table-cell office:value-type="string" calcext:value-type="string">
            <text:p>81-LQW18AS82NG0CD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SD" office:value="0.42" calcext:value-type="currency">
            <text:p>$0.420</text:p>
          </table:table-cell>
          <table:table-cell table:formula="of:=[.D19]*[.E19]" office:value-type="currency" office:currency="USD" office:value="1.68" calcext:value-type="currency">
            <text:p>$1.68</text:p>
          </table:table-cell>
          <table:table-cell office:value-type="string" calcext:value-type="string">
            <text:p>82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L1, L2, L3, L4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ale/CRCW040210K0FKEDC?qs=sGAEpiMZZMvdGkrng054t0DrEhLhGh8ghRTPC4LoFoV0V5heIyAs3Q%3D%3D" xlink:type="simple">CRCW040210K0FKEDC</text:a> </text:p>
          </table:table-cell>
          <table:table-cell office:value-type="string" calcext:value-type="string">
            <text:p>71-CRCW040210K0FKEDC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USD" office:value="0.017" calcext:value-type="currency">
            <text:p>$0.017</text:p>
          </table:table-cell>
          <table:table-cell table:formula="of:=[.D20]*[.E20]" office:value-type="currency" office:currency="USD" office:value="0.17" calcext:value-type="currency">
            <text:p>$0.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1, R2, R3, R4, R5, R27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ale/RCC040249R9FKED?qs=sGAEpiMZZMvdGkrng054twKDKoBh%252BscnEJ%2F0gPThaIuRsFwkSsa4uA%3D%3D" xlink:type="simple">RCC040249R9FKED</text:a> </text:p>
          </table:table-cell>
          <table:table-cell office:value-type="string" calcext:value-type="string">
            <text:p>71-RCC040249R9FKED 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8" office:value-type="currency" office:currency="USD" office:value="0.055" calcext:value-type="currency">
            <text:p>$0.055</text:p>
          </table:table-cell>
          <table:table-cell table:formula="of:=[.D21]*[.E21]" office:value-type="currency" office:currency="USD" office:value="0.55" calcext:value-type="currency">
            <text:p>$0.55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6, R7, R13, R28, R30, R31</text:p>
          </table:table-cell>
        </table:table-row>
        <table:table-row table:style-name="ro1">
          <table:table-cell office:value-type="string" calcext:value-type="string">
            <text:p><text:a xlink:href="https://www.mouser.com/ProductDetail/YAGEO/AC0402JR-0750RL?qs=sGAEpiMZZMvdGkrng054t7zOzNqIRvGce4h2jdGNJr4%3D" xlink:type="simple">AC0402JR-0750RL</text:a> </text:p>
          </table:table-cell>
          <table:table-cell office:value-type="string" calcext:value-type="string">
            <text:p>603-AC0402JR-0750RL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2]*[.E22]" office:value-type="currency" office:currency="USD" office:value="0.4" calcext:value-type="currency">
            <text:p>$0.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8, R9, R10, R11</text:p>
          </table:table-cell>
        </table:table-row>
        <table:table-row table:style-name="ro1">
          <table:table-cell office:value-type="string" calcext:value-type="string">
            <text:p><text:a xlink:href="https://www.mouser.com/ProductDetail/Bourns/CR0402-FX-93R1GLF?qs=sGAEpiMZZMvdGkrng054t5Icag9cXfRIw17VRYfsLPg%3D" xlink:type="simple">CR0402-FX-93R1GLF</text:a> </text:p>
          </table:table-cell>
          <table:table-cell office:value-type="string" calcext:value-type="string">
            <text:p>652-CR0402-FX93R1GL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3]*[.E23]" office:value-type="currency" office:currency="USD" office:value="0.1" calcext:value-type="currency">
            <text:p>$0.1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12</text:p>
          </table:table-cell>
        </table:table-row>
        <table:table-row table:style-name="ro1">
          <table:table-cell office:value-type="string" calcext:value-type="string">
            <text:p><text:a xlink:href="https://www.mouser.com/ProductDetail/Panasonic/ERJ-2RKF1000X?qs=sGAEpiMZZMvdGkrng054t56JxSURpdf8yi%252BW5kPVqoE%3D" xlink:type="simple">ERJ-2RKF1000X</text:a> </text:p>
          </table:table-cell>
          <table:table-cell office:value-type="string" calcext:value-type="string">
            <text:p>667-ERJ-2RKF1000X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4]*[.E24]" office:value-type="currency" office:currency="USD" office:value="0.2" calcext:value-type="currency">
            <text:p>$0.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15, R16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ale/RCC040210R0FKED?qs=sGAEpiMZZMvdGkrng054twKDKoBh%252BscnRPdDgxzl1Y94yTN10uAlUw%3D%3D" xlink:type="simple">RCC040210R0FKED</text:a> </text:p>
          </table:table-cell>
          <table:table-cell office:value-type="string" calcext:value-type="string">
            <text:p>71-RCC040210R0FKED 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5]*[.E25]" office:value-type="currency" office:currency="USD" office:value="0.3" calcext:value-type="currency">
            <text:p>$0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17, R18, R29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ale/CRCW040233R0FKEDC?qs=sGAEpiMZZMvdGkrng054t0DrEhLhGh8gbVtmiqyH38dkJ6AagvB3cQ%3D%3D" xlink:type="simple">CRCW040233R0FKEDC</text:a> </text:p>
          </table:table-cell>
          <table:table-cell office:value-type="string" calcext:value-type="string">
            <text:p>71-CRCW040233R0FKEDC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6]*[.E26]" office:value-type="currency" office:currency="USD" office:value="0.2" calcext:value-type="currency">
            <text:p>$0.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19, R20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ale/CRCW0402205RFKED?qs=sGAEpiMZZMvdGkrng054txEw7b1YnvGuH8TmeWmRs%252B0%3D" xlink:type="simple">CRCW0402205RFKED</text:a> </text:p>
          </table:table-cell>
          <table:table-cell office:value-type="string" calcext:value-type="string">
            <text:p>71-CRCW0402-205-E3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7]*[.E27]" office:value-type="currency" office:currency="USD" office:value="0.2" calcext:value-type="currency">
            <text:p>$0.2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21, R22</text:p>
          </table:table-cell>
        </table:table-row>
        <table:table-row table:style-name="ro1">
          <table:table-cell office:value-type="string" calcext:value-type="string">
            <text:p><text:a xlink:href="https://www.mouser.com/ProductDetail/Bourns/CR0402-FX-59R0GLF?qs=sGAEpiMZZMvdGkrng054t5Icag9cXfRIQZvihg1NU3c%3D" xlink:type="simple">CR0402-FX-59R0GLF</text:a> </text:p>
          </table:table-cell>
          <table:table-cell office:value-type="string" calcext:value-type="string">
            <text:p>652-CR0402-FX59R0GL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8]*[.E28]" office:value-type="currency" office:currency="USD" office:value="0.1" calcext:value-type="currency">
            <text:p>$0.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23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raloric/RCG0402499RFKED?qs=sGAEpiMZZMvdGkrng054t4cmVE8%2FeZ0KX%252BOCQwToslg%3D" xlink:type="simple">RCG0402499RFKED</text:a> </text:p>
          </table:table-cell>
          <table:table-cell office:value-type="string" calcext:value-type="string">
            <text:p>71-RCG0402499RFKED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29]*[.E29]" office:value-type="currency" office:currency="USD" office:value="0.2" calcext:value-type="currency">
            <text:p>$0.2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24, R26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Sfernice/CH0402-25RJFPA?qs=sGAEpiMZZMvJ0LzZQ6JhWjhoi3B6sSC8i%2F958xcgjbqx8sYC%252BHjjBg%3D%3D" xlink:type="simple">CH0402-25RJFPA</text:a> </text:p>
          </table:table-cell>
          <table:table-cell office:value-type="string" calcext:value-type="string">
            <text:p>71-CH0402-25RJFPA 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currency" office:currency="USD" office:value="4.95" calcext:value-type="currency">
            <text:p>$4.950</text:p>
          </table:table-cell>
          <table:table-cell table:formula="of:=[.D30]*[.E30]" office:value-type="currency" office:currency="USD" office:value="4.95" calcext:value-type="currency">
            <text:p>$4.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25</text:p>
          </table:table-cell>
        </table:table-row>
        <table:table-row table:style-name="ro1">
          <table:table-cell office:value-type="string" calcext:value-type="string">
            <text:p><text:a xlink:href="https://www.mouser.com/ProductDetail/Vishay-Dale/CRCW04021K00FKED?qs=sGAEpiMZZMvdGkrng054txEw7b1YnvGu55y203l2GkU%3D" xlink:type="simple">CRCW04021K00FKED</text:a> </text:p>
          </table:table-cell>
          <table:table-cell office:value-type="string" calcext:value-type="string">
            <text:p>71-CRCW0402-1.0K-E3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D31]*[.E31]" office:value-type="currency" office:currency="USD" office:value="0.1" calcext:value-type="currency">
            <text:p>$0.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BIAS1</text:p>
          </table:table-cell>
        </table:table-row>
        <table:table-row table:style-name="ro1">
          <table:table-cell table:style-name="Default" office:value-type="string" calcext:value-type="string">
            <text:p><text:a xlink:href="https://www.mouser.com/ProductDetail/Panasonic/EXB-2HV470JV?qs=oE3VwAv%2FYtmRPm0GhKo0Pg%3D%3D" xlink:type="simple">EXB-2HV470JV</text:a></text:p>
          </table:table-cell>
          <table:table-cell office:value-type="string" calcext:value-type="string">
            <text:p>667-EXB-2HV470JV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currency" office:currency="USD" office:value="0.26" calcext:value-type="currency">
            <text:p>$0.260</text:p>
          </table:table-cell>
          <table:table-cell table:formula="of:=[.D32]*[.E32]" office:value-type="currency" office:currency="USD" office:value="1.56" calcext:value-type="currency">
            <text:p>$1.56</text:p>
          </table:table-cell>
          <table:table-cell office:value-type="string" calcext:value-type="string">
            <text:p>EXB-2HV470JV</text:p>
          </table:table-cell>
          <table:table-cell office:value-type="string" calcext:value-type="string">
            <text:p>CAY16-470J8LF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RN1, RN2, RN3, RN4, RN5, RN6</text:p>
          </table:table-cell>
        </table:table-row>
        <table:table-row table:style-name="ro1">
          <table:table-cell office:value-type="string" calcext:value-type="string">
            <text:p><text:a xlink:href="https://www.mouser.com/ProductDetail/Mini-Circuits/ADTT1-6%2B?qs=xZ%2FP%252Ba9zWqaCzYgGUN5SBQ%3D%3D" xlink:type="simple">ADTT1-6+</text:a> </text:p>
          </table:table-cell>
          <table:table-cell office:value-type="string" calcext:value-type="string">
            <text:p>139-ADTT1-6 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office:value-type="currency" office:currency="USD" office:value="6.65" calcext:value-type="currency">
            <text:p>$6.650</text:p>
          </table:table-cell>
          <table:table-cell table:formula="of:=[.D33]*[.E33]" office:value-type="currency" office:currency="USD" office:value="13.3" calcext:value-type="currency">
            <text:p>$13.30</text:p>
          </table:table-cell>
          <table:table-cell office:value-type="string" calcext:value-type="string">
            <text:p>ADTT1-6</text:p>
          </table:table-cell>
          <table:table-cell office:value-type="string" calcext:value-type="string">
            <text:p>RF_Mini-Circuits:Mini-Circuits_CD637_H5.23mm</text:p>
          </table:table-cell>
          <table:table-cell office:value-type="string" calcext:value-type="string">
            <text:p>https://www.minicircuits.com/pdfs/ADTT1-6+.pdf</text:p>
          </table:table-cell>
          <table:table-cell/>
          <table:table-cell office:value-type="string" calcext:value-type="string">
            <text:p>TR1, TR3</text:p>
          </table:table-cell>
        </table:table-row>
        <table:table-row table:style-name="ro1">
          <table:table-cell office:value-type="string" calcext:value-type="string">
            <text:p><text:a xlink:href="https://www.mouser.com/ProductDetail/Texas-Instruments/DAC5687IPZP?qs=vul0MlC%2Fa1cCdMq4%252BzkKbA%3D%3D" xlink:type="simple">DAC5687IPZP</text:a> </text:p>
          </table:table-cell>
          <table:table-cell office:value-type="string" calcext:value-type="string">
            <text:p>595-DAC5687IPZP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55.01" calcext:value-type="currency">
            <text:p>$55.010</text:p>
          </table:table-cell>
          <table:table-cell table:formula="of:=[.D34]*[.E34]" office:value-type="currency" office:currency="USD" office:value="55.01" calcext:value-type="currency">
            <text:p>$55.01</text:p>
          </table:table-cell>
          <table:table-cell office:value-type="string" calcext:value-type="string">
            <text:p>DAC5687IPZP</text:p>
          </table:table-cell>
          <table:table-cell office:value-type="string" calcext:value-type="string">
            <text:p>TQFP-100-1EP_14x14mm_P0.5mm_EP5x5mm_ThermalVias_Large</text:p>
          </table:table-cell>
          <table:table-cell office:value-type="string" calcext:value-type="string">
            <text:p>https://www.ti.com/lit/ds/symlink/dac5687.pdf?HQS=TI-null-null-digikeymode-df-pf-null-wwe&amp;ts=1603431592423</text:p>
          </table:table-cell>
          <table:table-cell/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<text:a xlink:href="https://www.mouser.com/ProductDetail/Texas-Instruments/ADC3544IRSBT?qs=amGC7iS6iy%252BaGrvl87oGOA%3D%3D" xlink:type="simple">ADC3544IRSBT</text:a> </text:p>
          </table:table-cell>
          <table:table-cell office:value-type="string" calcext:value-type="string">
            <text:p>595-ADC3544IRSB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69.22" calcext:value-type="currency">
            <text:p>$69.220</text:p>
          </table:table-cell>
          <table:table-cell table:formula="of:=[.D35]*[.E35]" office:value-type="currency" office:currency="USD" office:value="69.22" calcext:value-type="currency">
            <text:p>$69.22</text:p>
          </table:table-cell>
          <table:table-cell office:value-type="string" calcext:value-type="string">
            <text:p>ADC3544</text:p>
          </table:table-cell>
          <table:table-cell office:value-type="string" calcext:value-type="string">
            <text:p>UQFN-40-1EP_5x5mm_P0.4mm_EP3.8x3.8mm_ThermalVias</text:p>
          </table:table-cell>
          <table:table-cell office:value-type="string" calcext:value-type="string">
            <text:p>https://www.ti.com/lit/ds/symlink/adc3544.pdf?HQS=dis-mous-null-mousermode-dsf-pf-null-wwe&amp;ts=1692656749577&amp;ref_url=https%253A%252F%252Fwww.mouser.com%252F</text:p>
          </table:table-cell>
          <table:table-cell/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<text:a xlink:href="https://www.mouser.com/ProductDetail/Texas-Instruments/CDCE6214TWRGETQ1?qs=BJlw7L4Cy78BpzN4e1Znag%3D%3D" xlink:type="simple">CDCE6214TWRGETQ1</text:a> </text:p>
          </table:table-cell>
          <table:table-cell office:value-type="string" calcext:value-type="string">
            <text:p>595-CDCE6214TWRGETQ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7.1" calcext:value-type="currency">
            <text:p>$7.100</text:p>
          </table:table-cell>
          <table:table-cell table:formula="of:=[.D36]*[.E36]" office:value-type="currency" office:currency="USD" office:value="7.1" calcext:value-type="currency">
            <text:p>$7.10</text:p>
          </table:table-cell>
          <table:table-cell office:value-type="string" calcext:value-type="string">
            <text:p>CDCE6214</text:p>
          </table:table-cell>
          <table:table-cell office:value-type="string" calcext:value-type="string">
            <text:p>VQFN-24-1EP_4x4mm_P0.5mm_EP2.5x2.5mm_ThermalVias_Large</text:p>
          </table:table-cell>
          <table:table-cell office:value-type="string" calcext:value-type="string">
            <text:p>https://www.ti.com/lit/ds/symlink/cdce6214-q1.pdf?HQS=dis-dk-null-digikeymode-dsf-pf-null-wwe&amp;ts=1695861086469&amp;ref_url=https%253A%252F%252Fwww.ti.com%252Fgeneral%252Fdocs%252Fsuppproductinfo.tsp%253FdistId%253D10%2526gotoUrl%253Dhttps%253A%252F%252Fwww.ti.com%252Flit%252Fgpn%252Fcdce6214-q1</text:p>
          </table:table-cell>
          <table:table-cell/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<text:a xlink:href="https://www.mouser.com/ProductDetail/Analog-Devices/LT1963AEST-1.8TRPBF?qs=ytflclh7QUXrE7KePh%252B5Fg%3D%3D" xlink:type="simple">LT1963AEST-1.8#TRPBF</text:a> </text:p>
          </table:table-cell>
          <table:table-cell office:value-type="string" calcext:value-type="string">
            <text:p>584-1963AEST-1.8TPF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6.28" calcext:value-type="currency">
            <text:p>$6.280</text:p>
          </table:table-cell>
          <table:table-cell table:formula="of:=[.D37]*[.E37]" office:value-type="currency" office:currency="USD" office:value="6.28" calcext:value-type="currency">
            <text:p>$6.28</text:p>
          </table:table-cell>
          <table:table-cell office:value-type="string" calcext:value-type="string">
            <text:p>LT1963AxST-1.8</text:p>
          </table:table-cell>
          <table:table-cell office:value-type="string" calcext:value-type="string">
            <text:p>SOT-223-3</text:p>
          </table:table-cell>
          <table:table-cell office:value-type="string" calcext:value-type="string">
            <text:p>https://www.analog.com/media/en/technical-documentation/data-sheets/1963aff.pdf</text:p>
          </table:table-cell>
          <table:table-cell/>
          <table:table-cell office:value-type="string" calcext:value-type="string">
            <text:p>U4</text:p>
          </table:table-cell>
        </table:table-row>
        <table:table-row table:style-name="ro1">
          <table:table-cell office:value-type="string" calcext:value-type="string">
            <text:p><text:a xlink:href="https://www.mouser.com/ProductDetail/Texas-Instruments/THS4541IRGTT?qs=bT6MOr62zwKY3XLULC79aw%3D%3D" xlink:type="simple">THS4541IRGTT</text:a> </text:p>
          </table:table-cell>
          <table:table-cell office:value-type="string" calcext:value-type="string">
            <text:p>595-THS4541IRGTT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7.59" calcext:value-type="currency">
            <text:p>$7.590</text:p>
          </table:table-cell>
          <table:table-cell table:formula="of:=[.D38]*[.E38]" office:value-type="currency" office:currency="USD" office:value="7.59" calcext:value-type="currency">
            <text:p>$7.59</text:p>
          </table:table-cell>
          <table:table-cell office:value-type="string" calcext:value-type="string">
            <text:p>THS4541</text:p>
          </table:table-cell>
          <table:table-cell office:value-type="string" calcext:value-type="string">
            <text:p>VQFN-16-1EP_3x3mm_P0.5mm_EP1.45x1.45mm</text:p>
          </table:table-cell>
          <table:table-cell office:value-type="string" calcext:value-type="string">
            <text:p>https://www.ti.com/lit/ds/symlink/ths4541.pdf?ts=1692809018092&amp;ref_url=https%253A%252F%252Fwww.ti.com%252Fproduct%252FTHS4541</text:p>
          </table:table-cell>
          <table:table-cell/>
          <table:table-cell office:value-type="string" calcext:value-type="string">
            <text:p>U10</text:p>
          </table:table-cell>
        </table:table-row>
        <table:table-row table:style-name="ro1">
          <table:table-cell office:value-type="string" calcext:value-type="string">
            <text:p><text:a xlink:href="https://www.mouser.com/ProductDetail/Texas-Instruments/REF35120QDBVR?qs=IPgv5n7u5QaqWPuhqB4rXA%3D%3D" xlink:type="simple">REF35120QDBVR </text:a></text:p>
          </table:table-cell>
          <table:table-cell office:value-type="string" calcext:value-type="string">
            <text:p>595-REF35120QDBVR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2.12" calcext:value-type="currency">
            <text:p>$2.120</text:p>
          </table:table-cell>
          <table:table-cell table:formula="of:=[.D39]*[.E39]" office:value-type="currency" office:currency="USD" office:value="2.12" calcext:value-type="currency">
            <text:p>$2.12</text:p>
          </table:table-cell>
          <table:table-cell office:value-type="string" calcext:value-type="string">
            <text:p>REF35120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https://www.ti.com/lit/ds/symlink/ref35.pdf?HQS=dis-mous-null-mousermode-dsf-pf-null-wwe&amp;ts=1692773793022&amp;ref_url=https%253A%252F%252Fwww.mouser.de%252F</text:p>
          </table:table-cell>
          <table:table-cell/>
          <table:table-cell office:value-type="string" calcext:value-type="string">
            <text:p>U11</text:p>
          </table:table-cell>
        </table:table-row>
        <table:table-row table:style-name="ro1">
          <table:table-cell office:value-type="string" calcext:value-type="string">
            <text:p><text:a xlink:href="https://www.mouser.com/ProductDetail/ECS/ECS-100-18-33-AGM-TR3?qs=rQFj71Wb1eXiXOHyTqJj%252BQ%3D%3D" xlink:type="simple">ECS-100-18-33-AGM-TR3</text:a> </text:p>
          </table:table-cell>
          <table:table-cell office:value-type="string" calcext:value-type="string">
            <text:p>520-ECS1001833AGMTR3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USD" office:value="0.51" calcext:value-type="currency">
            <text:p>$0.510</text:p>
          </table:table-cell>
          <table:table-cell table:formula="of:=[.D40]*[.E40]" office:value-type="currency" office:currency="USD" office:value="0.51" calcext:value-type="currency">
            <text:p>$0.51</text:p>
          </table:table-cell>
          <table:table-cell office:value-type="string" calcext:value-type="string">
            <text:p>10Meg</text:p>
          </table:table-cell>
          <table:table-cell office:value-type="string" calcext:value-type="string">
            <text:p>ECX-32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Y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1:56:23.7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11:58:28.190000000</dc:date>
    <meta:editing-duration>P1DT1H6M30S</meta:editing-duration>
    <meta:editing-cycles>4</meta:editing-cycles>
    <meta:generator>LibreOffice/7.3.3.2$Windows_X86_64 LibreOffice_project/d1d0ea68f081ee2800a922cac8f79445e4603348</meta:generator>
    <meta:document-statistic meta:table-count="1" meta:cell-count="390" meta:object-count="0"/>
  </office:meta>
</office:document-meta>
</file>